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2000000200000AB6000004116FDA9717.eps"/>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5298ca" draw:textarea-horizontal-align="justify" draw:textarea-vertical-align="middle" draw:auto-grow-height="false"/>
    </style:style>
    <style:style style:name="gr2" style:family="graphic" style:parent-style-name="standard">
      <style:graphic-properties draw:fill="solid" draw:fill-color="#e6e6e6" draw:textarea-horizontal-align="justify" draw:textarea-vertical-align="middle" draw:auto-grow-height="false" fo:min-height="0cm" fo:min-width="0cm" fo:wrap-option="no-wrap"/>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false" fo:min-height="0cm" fo:min-width="8.48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c0c0c0" draw:textarea-horizontal-align="justify" draw:textarea-vertical-align="middle" draw:auto-grow-height="false"/>
    </style:style>
    <style:style style:name="gr8" style:family="graphic" style:parent-style-name="standard">
      <style:graphic-properties draw:marker-end="Symmetric_20_Arrow" draw:textarea-horizontal-align="center" draw:textarea-vertical-align="middle"/>
    </style:style>
    <style:style style:name="gr9" style:family="graphic" style:parent-style-name="standard">
      <style:graphic-properties draw:fill="solid" draw:fill-color="#5298ca" draw:textarea-horizontal-align="justify" draw:textarea-vertical-align="middle" draw:auto-grow-height="false"/>
    </style:style>
    <style:style style:name="gr10" style:family="graphic" style:parent-style-name="standard">
      <style:graphic-properties draw:fill="solid" draw:fill-color="#5298ca" draw:textarea-horizontal-align="justify" draw:textarea-vertical-align="middle" draw:auto-grow-height="false" draw:shadow="hidden"/>
    </style:style>
    <style:style style:name="gr11" style:family="graphic" style:parent-style-name="standard">
      <style:graphic-properties draw:fill="solid" draw:fill-color="#0067b1" draw:textarea-horizontal-align="justify" draw:textarea-vertical-align="middle" draw:auto-grow-height="false"/>
    </style:style>
    <style:style style:name="gr12" style:family="graphic" style:parent-style-name="standard">
      <style:graphic-properties draw:stroke="none" svg:stroke-color="#008000" draw:fill="none" draw:fill-color="#ffffff" draw:textarea-horizontal-align="left" draw:auto-grow-height="true" draw:auto-grow-width="false" fo:min-height="1.756cm" fo:min-width="5.991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4.36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5298ca" draw:textarea-horizontal-align="left" draw:auto-grow-height="true" draw:auto-grow-width="true" fo:min-height="0cm" fo:min-width="0cm"/>
    </style:style>
    <style:style style:name="gr16" style:family="graphic" style:parent-style-name="standard">
      <style:graphic-properties draw:fill-color="#ffb515" draw:textarea-horizontal-align="justify" draw:textarea-vertical-align="middle" draw:auto-grow-height="false"/>
    </style:style>
    <style:style style:name="gr17" style:family="graphic" style:parent-style-name="standard">
      <style:graphic-properties draw:stroke="solid" draw:stroke-dash="Ultrafine_20_2_20_Dots_20_3_20_Dashes" svg:stroke-width="0.051cm" svg:stroke-color="#000000" draw:marker-start-width="0.381cm" draw:marker-end-width="0.381cm" draw:fill="solid" draw:fill-color="#99284c" draw:fill-gradient-name="Gradient_20_15" draw:fill-hatch-name="Black_20_0_20_Degrees" draw:fill-image-name="Empty" draw:textarea-horizontal-align="justify" draw:textarea-vertical-align="middle" draw:auto-grow-height="false" fo:padding-top="0.151cm" fo:padding-bottom="0.151cm" fo:padding-left="0.276cm" fo:padding-right="0.276cm" draw:shadow="hidden" draw:shadow-offset-x="0.051cm" draw:shadow-offset-y="0.051cm" draw:shadow-color="#c0c0c0"/>
    </style:style>
    <style:style style:name="P1" style:family="paragraph">
      <style:paragraph-properties fo:text-align="center"/>
    </style:style>
    <style:style style:name="P2" style:family="paragraph">
      <style:text-properties fo:font-family="'Arial Black'" style:font-style-name="Normal" style:font-pitch="variable" fo:font-size="24pt" fo:font-weight="normal" style:font-size-asian="18pt" style:font-size-complex="18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family="'Courier New'" style:font-family-generic="swiss" style:font-pitch="variable" fo:font-weight="bold" style:font-weight-asian="bold" style:font-weight-complex="bold"/>
    </style:style>
    <style:style style:name="P5" style:family="paragraph">
      <style:paragraph-properties fo:text-align="center"/>
      <style:text-properties fo:color="#ffffff"/>
    </style:style>
    <style:style style:name="P6" style:family="paragraph">
      <style:text-properties fo:color="#ffffff" fo:font-family="'Courier New'" style:font-family-generic="swiss" style:font-pitch="variable" fo:font-size="44pt" fo:font-weight="bold" style:font-size-asian="44pt" style:font-weight-asian="bold" style:font-size-complex="44pt" style:font-weight-complex="bold"/>
    </style:style>
    <style:style style:name="P7" style:family="paragraph">
      <style:text-properties fo:font-size="14pt" style:font-size-asian="18pt" style:font-size-complex="18pt"/>
    </style:style>
    <style:style style:name="P8" style:family="paragraph">
      <style:paragraph-properties fo:text-align="center"/>
      <style:text-properties fo:font-size="24pt" style:font-size-asian="24pt" style:font-size-complex="24pt"/>
    </style:style>
    <style:style style:name="P9" style:family="paragraph">
      <style:paragraph-properties fo:text-align="center"/>
      <style:text-properties fo:color="#ffffff" fo:font-size="24pt" fo:font-weight="bold" style:font-size-asian="24pt" style:font-weight-asian="bold" style:font-size-complex="24pt" style:font-weight-complex="bold"/>
    </style:style>
    <style:style style:name="P10" style:family="paragraph">
      <style:text-properties fo:font-size="14pt" style:font-size-asian="14pt" style:font-size-complex="14pt"/>
    </style:style>
    <style:style style:name="T1" style:family="text">
      <style:text-properties fo:font-family="'Arial Black'" style:font-style-name="Normal" style:font-pitch="variable" fo:font-size="24pt" fo:font-weight="normal" style:font-size-asian="18pt" style:font-size-complex="18pt"/>
    </style:style>
    <style:style style:name="T2" style:family="text">
      <style:text-properties fo:font-weight="bold" style:font-weight-asian="bold" style:font-weight-complex="bold"/>
    </style:style>
    <style:style style:name="T3" style:family="text">
      <style:text-properties fo:color="#ffffff" fo:font-family="'Courier New'" style:font-family-generic="swiss" style:font-pitch="variable" fo:font-size="44pt" fo:font-weight="bold" style:font-size-asian="44pt" style:font-weight-asian="bold" style:font-size-complex="44pt" style:font-weight-complex="bold"/>
    </style:style>
    <style:style style:name="T4" style:family="text">
      <style:text-properties fo:font-size="14pt" style:font-size-asian="18pt" style:font-size-complex="18pt"/>
    </style:style>
    <style:style style:name="T5" style:family="text">
      <style:text-properties fo:color="#ffffff"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6cm" svg:height="1cm" svg:x="4.5cm" svg:y="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9cm" svg:height="4.5cm" svg:x="10.967cm" svg:y="8.7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9cm" svg:height="4.629cm" svg:x="9.806cm" svg:y="6.3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cm" svg:height="1.445cm" svg:x="13cm" svg:y="11cm">
          <draw:text-box>
            <text:p><text:span text:style-name="T1">SGE cluster</text:span></text:p>
          </draw:text-box>
        </draw:frame>
        <draw:frame draw:style-name="gr4" draw:text-style-name="P2" draw:layer="layout" svg:width="8cm" svg:height="1.445cm" svg:x="10.674cm" svg:y="7.032cm">
          <draw:text-box>
            <text:p><text:span text:style-name="T1">ARC-based Grid</text:span></text:p>
          </draw:text-box>
        </draw:frame>
        <draw:frame draw:style-name="gr5" draw:text-style-name="P1" draw:layer="layout" svg:width="5.391cm" svg:height="2.047cm" svg:x="11.473cm" svg:y="8.186cm">
          <draw:image xlink:href="Pictures/2000000200000AB6000004116FDA9717.eps" xlink:type="simple" xlink:show="embed" xlink:actuate="onLoad">
            <text:p/>
          </draw:image>
        </draw:frame>
        <draw:custom-shape draw:style-name="gr6" draw:text-style-name="P1" draw:layer="layout" svg:width="3.5cm" svg:height="3.5cm" svg:x="10cm" svg:y="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3" draw:layer="layout" svg:width="5cm" svg:height="1cm" svg:x="11.5cm" svg:y="2.5cm">
          <text:p text:style-name="P1"><text:span text:style-name="T2"><text:a xlink:href="http://web.db/">http://web.db</text:a></text:span></text:p>
          <draw:enhanced-geometry svg:viewBox="0 0 21600 21600" draw:type="rectangle" draw:enhanced-path="M 0 0 L 21600 0 21600 21600 0 21600 0 0 Z N"/>
        </draw:custom-shape>
        <draw:custom-shape draw:style-name="gr6" draw:text-style-name="P1" draw:layer="layout" svg:width="2.5cm" svg:height="3cm" svg:x="10cm" svg:y="14.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5cm" svg:height="3cm" svg:x="10.5cm" svg:y="1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5cm" svg:height="3cm" svg:x="11cm" svg:y="15.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8" draw:text-style-name="P4" draw:layer="layout" svg:x1="1.5cm" svg:y1="1.5cm" svg:x2="1.5cm" svg:y2="18.5cm">
          <text:p/>
        </draw:line>
        <draw:custom-shape draw:style-name="gr9" draw:text-style-name="P1" draw:layer="layout" svg:width="3cm" svg:height="0.999cm" draw:transform="skewX (0.0350811179650795) rotate (0.479267412597552) translate (6.908cm 12.0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3cm" svg:height="0.998cm" draw:transform="skewX (0.0350811179650794) rotate (0.479267412597552) translate (6.906cm 7.59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3cm" svg:height="1cm" svg:x="7cm" svg:y="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 draw:layer="layout" svg:width="3cm" svg:height="13.6cm" svg:x="1.5cm" svg:y="3cm">
            <text:p/>
            <draw:enhanced-geometry svg:viewBox="0 0 21600 21600" draw:type="rectangle" draw:enhanced-path="M 0 0 L 21600 0 21600 21600 0 21600 0 0 Z N"/>
          </draw:custom-shape>
          <draw:frame draw:style-name="gr12" draw:text-style-name="P6" draw:layer="layout" svg:width="6.491cm" svg:height="2.012cm" draw:transform="rotate (-1.55892808788223) translate (4.012cm 6.5cm)">
            <draw:text-box>
              <text:p text:style-name="P5"><text:span text:style-name="T3">grundb</text:span></text:p>
            </draw:text-box>
          </draw:frame>
        </draw:g>
        <draw:frame draw:style-name="gr13" draw:text-style-name="P7" draw:layer="layout" svg:width="2.369cm" svg:height="0.806cm" draw:transform="rotate (-0.446106156810853) translate (7.289cm 7.028cm)">
          <draw:text-box>
            <text:p><text:span text:style-name="T4">submit</text:span></text:p>
          </draw:text-box>
        </draw:frame>
        <draw:frame draw:style-name="gr14" draw:text-style-name="P7" draw:layer="layout" svg:width="2.157cm" svg:height="0.806cm" svg:x="7.5cm" svg:y="9.698cm">
          <draw:text-box>
            <text:p><text:span text:style-name="T4">monitor</text:span></text:p>
          </draw:text-box>
        </draw:frame>
        <draw:frame draw:style-name="gr15" draw:text-style-name="P7" draw:layer="layout" svg:width="2.712cm" svg:height="0.806cm" draw:transform="rotate (0.437379510549696) translate (7.719cm 12.273cm)">
          <draw:text-box>
            <text:p><text:span text:style-name="T4">get output</text:span></text:p>
          </draw:text-box>
        </draw:frame>
        <draw:custom-shape draw:style-name="gr16" draw:text-style-name="P3" draw:layer="layout" svg:width="5cm" svg:height="1cm" svg:x="12cm" svg:y="16.5cm">
          <text:p text:style-name="P1"><text:span text:style-name="T2">final output</text:span></text:p>
          <draw:enhanced-geometry svg:viewBox="0 0 21600 21600" draw:type="rectangle" draw:enhanced-path="M 0 0 L 21600 0 21600 21600 0 21600 0 0 Z N"/>
        </draw:custom-shape>
        <draw:custom-shape draw:style-name="gr17" draw:text-style-name="P9" draw:layer="layout" svg:width="8.475cm" svg:height="3cm" draw:transform="rotate (-1.56870193169339) translate (6.982cm 5.019cm)">
          <text:p text:style-name="P8"><text:span text:style-name="T5">GC3Pie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cm" svg:height="1cm" svg:x="4.5cm" svg:y="15.5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0" draw:layer="layout" svg:width="3.347cm" svg:height="0.806cm" svg:x="5cm" svg:y="15cm">
          <draw:text-box>
            <text:p text:style-name="P10">post-process</text:p>
          </draw:text-box>
        </draw:frame>
        <draw:frame draw:style-name="gr14" draw:text-style-name="P10" draw:layer="layout" svg:width="2.682cm" svg:height="0.806cm" svg:x="6.5cm" svg:y="3.694cm">
          <draw:text-box>
            <text:p text:style-name="P10">input dat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5" draw:display-name="Gradient 15" draw:style="linear" draw:start-color="#0047ff" draw:end-color="#99cc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iccardo Murri</meta:initial-creator>
    <meta:creation-date>2011-04-05T18:00:54</meta:creation-date>
    <dc:date>2011-04-06T13:20:41</dc:date>
    <dc:creator>Riccardo Murri</dc:creator>
    <meta:editing-duration>PT02H37M04S</meta:editing-duration>
    <meta:editing-cycles>2</meta:editing-cycles>
    <meta:generator>OpenOffice.org/3.2$Unix OpenOffice.org_project/320m19$Build-9505</meta:generator>
    <meta:document-statistic meta:object-count="26"/>
  </office:meta>
</office:document-meta>
</file>